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in" fo:margin-bottom="0in" fo:text-align="center" style:justify-single-word="false"/>
    </style:style>
    <style:style style:name="P5" style:family="paragraph" style:parent-style-name="Text_20_body">
      <style:paragraph-properties fo:margin-top="0in" fo:margin-bottom="0in"/>
      <style:text-properties style:text-underline-style="solid" style:text-underline-width="auto" style:text-underline-color="font-color"/>
    </style:style>
    <style:style style:name="P6" style:family="paragraph" style:parent-style-name="Heading_20_4">
      <style:paragraph-properties fo:margin-top="0in" fo:margin-bottom="0in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fo:color="#ffffff" fo:font-size="14pt" style:text-underline-style="none" fo:font-weight="bold" fo:background-color="#00000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>
      <style:paragraph-properties fo:margin-top="0in" fo:margin-bottom="0in"/>
    </style:style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Text_20_body" style:list-style-name="L1">
      <style:paragraph-properties fo:margin-top="0in" fo:margin-bottom="0in"/>
      <style:text-properties fo:font-style="normal" style:font-style-asian="normal" style:font-style-complex="normal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>
      <style:paragraph-properties fo:margin-top="0in" fo:margin-bottom="0in" fo:text-align="center" style:justify-single-word="false"/>
      <style:text-properties style:font-name="Times New Roman" style:font-name-asian="DejaVu Sans1" style:font-name-complex="DejaVu Sans1"/>
    </style:style>
    <style:style style:name="P16" style:family="paragraph" style:parent-style-name="Text_20_body">
      <style:paragraph-properties fo:margin-top="0in" fo:margin-bottom="0in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color="#ffffff" fo:font-size="14pt" style:text-underline-style="none" fo:background-color="#000000" style:font-size-asian="14pt" style:font-size-complex="14pt"/>
    </style:style>
    <style:style style:name="T13" style:family="text">
      <style:text-properties fo:color="#ffffff" fo:font-size="14pt" style:text-underline-style="none" fo:font-weight="bold" fo:background-color="#000000" style:font-size-asian="14pt" style:font-weight-asian="bold" style:font-size-complex="14pt" style:font-weight-complex="bold"/>
    </style:style>
    <style:style style:name="T14" style:family="text">
      <style:text-properties style:font-name="DejaVu Sans1"/>
    </style:style>
    <style:style style:name="T15" style:family="text">
      <style:text-properties style:font-name="Times New Roman" style:font-name-asian="DejaVu Sans1" style:font-name-complex="DejaVu Sans1"/>
    </style:style>
    <style:style style:name="T16" style:family="text">
      <style:text-properties fo:color="#000000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urriculum Vitae</text:p>
      <text:p text:style-name="P3">Lim Yuen Hoe<text:tab/>+6590446371<text:tab/><text:tab/>yuenhoe86@gmail.com</text:p>
      <text:p text:style-name="P4">16, USJ 1/3K, Grandville, <text:s text:c="2"/>47610 Subang Jaya, <text:s text:c="2"/>Selangor, Malaysia <text:line-break/>Online Portfolio: <text:a xlink:type="simple" xlink:href="http://yuenhoe.co.cc/portfolio/">http://yuenhoe.co.cc/portfolio/</text:a></text:p>
      <text:p text:style-name="P5"><text:line-break/><text:span text:style-name="T13">Education <text:s text:c="135"/></text:span></text:p>
      <text:p text:style-name="P1"><text:span text:style-name="T1">National University of Singapore (NUS)<text:tab/><text:tab/><text:tab/><text:tab/><text:tab/><text:tab/><text:tab/> <text:s text:c="3"/></text:span><text:span text:style-name="T8">Fall 2006 - Present</text:span><text:span text:style-name="T1"><text:line-break/></text:span><text:span text:style-name="T6">Third year, Bachelor of Computer Science</text:span><text:span text:style-name="T7"><text:tab/><text:tab/>Current CAP: 4.59/5.0</text:span><text:line-break/><text:line-break/><text:span text:style-name="Strong_20_Emphasis"><text:span text:style-name="T3">Anderson Junior College, Singapore<text:tab/><text:tab/><text:tab/><text:tab/><text:tab/><text:tab/><text:tab/><text:tab/> <text:s text:c="3"/></text:span></text:span><text:span text:style-name="Strong_20_Emphasis"><text:span text:style-name="T4">2004 - 2006</text:span></text:span></text:p>
      <text:p text:style-name="P1">6 distinctions for 2005 <text:span text:style-name="Strong_20_Emphasis"><text:span text:style-name="T2">Singapore-Cambridge A-Levels:<text:line-break/>Physics, Chemistry, Biology, Mathematics, AO Level General Paper and Mother Tongue (Chinese)<text:line-break/></text:span></text:span></text:p>
      <text:p text:style-name="P1"><text:span text:style-name="Strong_20_Emphasis"><text:span text:style-name="T12">Languages and Platforms <text:s text:c="109"/></text:span></text:span></text:p>
      <text:p text:style-name="Text_20_body">Java, C#, PHP, SQL, HTML/CSS, C/C++, Javascript, Scheme<text:line-break/>Joomla!, Drupal, Facebook, .NET/Mono, XUL. Linux and Windows<text:line-break/></text:p>
      <text:p text:style-name="P8">Experience <text:s text:c="134"/></text:p>
      <text:p text:style-name="Standard"><text:span text:style-name="T16"/></text:p>
      <text:p text:style-name="Standard"><text:span text:style-name="T16">CVWO – Student Organisation developing IT solutions for welfare organisations</text:span><text:span text:style-name="T7"><text:line-break/></text:span><text:span text:style-name="T1"> <text:s text:c="3"/>Founding team member and core developer for Geha Project<text:tab/><text:tab/><text:tab/><text:tab/></text:span><text:span text:style-name="T8">Summer 2007</text:span></text:p>
      <text:list text:style-name="L1">
        <text:list-item>
          <text:p text:style-name="P12">Contributed significantly to design and development of common system core modules.</text:p>
        </text:list-item>
        <text:list-item>
          <text:p text:style-name="P12">Developed 5 software modules for the project.</text:p>
        </text:list-item>
      </text:list>
      <text:h text:style-name="P6" text:outline-level="4"><text:s text:c="4"/>Project Lead for Pertapis Project<text:tab/><text:tab/><text:tab/><text:tab/><text:tab/><text:tab/><text:tab/><text:tab/><text:span text:style-name="T8">Summer 2008</text:span></text:h>
      <text:list text:style-name="L1">
        <text:list-item text:start-value="1">
          <text:p text:style-name="P13">Designed the database structure and the overall architecture of the system.</text:p>
        </text:list-item>
        <text:list-item>
          <text:p text:style-name="P13">Explored new coding framework to establish standards that improve team code conformity.</text:p>
        </text:list-item>
        <text:list-item>
          <text:p text:style-name="P13">Orchestrated user requirement studies to closely synchronize development with client feedback.</text:p>
        </text:list-item>
        <text:list-item>
          <text:p text:style-name="P13">Reviewed the team's code and interface designs to ensure overall system quality.</text:p>
        </text:list-item>
        <text:list-item>
          <text:p text:style-name="P13">Presented the project to corporate sponsors SCS and McKinsey, as well as the malay media.</text:p>
        </text:list-item>
      </text:list>
      <text:p text:style-name="P2"><text:s text:c="4"/>President of organisation<text:tab/><text:tab/><text:tab/><text:tab/><text:tab/><text:tab/><text:tab/><text:tab/><text:tab/> <text:s text:c="3"/><text:span text:style-name="T8">Fall 2008 - Present</text:span></text:p>
      <text:list text:style-name="L1">
        <text:list-item text:start-value="1">
          <text:p text:style-name="P10">Managed member recruitment, site visits, member training and past-system maintenance.<text:line-break/></text:p>
        </text:list-item>
      </text:list>
      <text:p text:style-name="P1"><text:span text:style-name="Strong_20_Emphasis"><text:span text:style-name="T12">University Highlights <text:s text:c="116"/>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s text:c="2"/>Undergraduate Tutor for CS1101S Programming Methodology<text:tab/><text:tab/><text:tab/><text:tab/> <text:s text:c="7"/></text:span></text:span><text:span text:style-name="Strong_20_Emphasis"><text:span text:style-name="T8">Fall 2008</text:span></text:span></text:p>
      <text:list text:style-name="L2">
        <text:list-item>
          <text:p text:style-name="P14">Taught programming fundamentals and various functional and recursive techniques to freshmen.</text:p>
        </text:list-item>
        <text:list-item>
          <text:p text:style-name="P14">Prepared, checked, and graded student assignments.</text:p>
        </text:list-item>
      </text:list>
      <text:p text:style-name="P2"><text:s text:c="2"/>Undergraduate Tutor for CS3216 Software Development on Evolving Platforms<text:tab/><text:tab/> <text:span text:style-name="T8">2009 - Present</text:span></text:p>
      <text:list text:style-name="L2">
        <text:list-item text:start-value="1">
          <text:p text:style-name="P14">Prepared sample code and tutorials to help students work around university infrastructural limitations for a Microsoft WPF-based assignment.</text:p>
        </text:list-item>
        <text:list-item>
          <text:p text:style-name="P14">Conducted a PHP workshop to prepare students for Facebook development.</text:p>
        </text:list-item>
      </text:list>
      <text:p text:style-name="P1"><text:s text:c="2"/><text:span text:style-name="T1">Curricular Projects</text:span></text:p>
      <text:list text:style-name="L2">
        <text:list-item text:start-value="1">
          <text:p text:style-name="P14">Wrote bugfixes for Mozilla Thunderbird for an 'independent work' project.</text:p>
        </text:list-item>
        <text:list-item>
          <text:p text:style-name="P14">Led a team of 6 for a software engineering project focused on developing a source code static analyser.</text:p>
        </text:list-item>
        <text:list-item>
          <text:p text:style-name="P14">Did a research project centered on developing and studying end-user oriented computer tools.<text:line-break/></text:p>
        </text:list-item>
      </text:list>
      <text:p text:style-name="P4"><text:span text:style-name="Strong_20_Emphasis"><text:span text:style-name="T12">Achievements <text:s text:c="129"/></text:span></text:span><text:span text:style-name="Strong_20_Emphasis"><text:span text:style-name="T9"><text:line-break/></text:span></text:span><text:span text:style-name="Strong_20_Emphasis"><text:span text:style-name="T5">CS1101S</text:span></text:span><text:span text:style-name="Strong_20_Emphasis"><text:span text:style-name="T11"> </text:span></text:span>Top Student <text:span text:style-name="T14">∘</text:span><text:span text:style-name="T15"> Dean's Lister 2006-2007 ∘ ASEAN Pre-U/Undergraduate Scholarship Awardee</text:span></text:p>
      <text:p text:style-name="P15">Singapore Physics Olympiad Hon Mention receipient ∘ High School Debater ∘ NUSWUSHU Vice-chairperson</text:p>
      <text:p text:style-name="P9"><text:soft-page-break/>External References</text:p>
      <text:p text:style-name="Standard"/>
      <text:p text:style-name="Standard">Dr Ben Leong, Assistant Professor (NUS). </text:p>
      <text:p text:style-name="Standard"><text:a xlink:type="simple" xlink:href="http://www.comp.nus.edu.sg/~bleong/">http://www.comp.nus.edu.sg/~bleong/</text:a>.</text:p>
      <text:p text:style-name="Standard"><text:a xlink:type="simple" xlink:href="mailto:benleong@comp.nus.edu.sg">benleong@comp.nus.edu.sg</text:a></text:p>
      <text:p text:style-name="Standard"/>
      <text:p text:style-name="Standard">Dr Kevin McGee, Associate Professor (NUS).</text:p>
      <text:p text:style-name="Standard"><text:a xlink:type="simple" xlink:href="http://profile.nus.edu.sg/fass/cnmmk/">http://profile.nus.edu.sg/fass/cnmmk/</text:a></text:p>
      <text:p text:style-name="Standard"><text:a xlink:type="simple" xlink:href="mailto:mckevin@nus.edu.sg">mckevin@nus.edu.s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im Hoe</meta:initial-creator>
    <meta:creation-date>2009-03-16T16:20:35</meta:creation-date>
    <dc:creator>Lim Hoe</dc:creator>
    <dc:date>2009-03-17T22:31:02</dc:date>
    <meta:editing-cycles>153</meta:editing-cycles>
    <meta:editing-duration>PT5H18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0" meta:word-count="376" meta:character-count="3468"/>
  </office:meta>
</office:document-meta>
</file>